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ra" svg:font-family="Lora, sans-serif"/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794cm" fo:margin-bottom="0.794cm" style:contextual-spacing="false" fo:widows="1" fo:text-indent="0cm" style:auto-text-indent="false"/>
      <style:text-properties fo:font-variant="normal" fo:text-transform="none" fo:color="#000000" style:font-name="Open Sans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82cm" fo:widows="1" fo:text-indent="-0.3cm" style:auto-text-indent="false"/>
    </style:style>
    <style:style style:name="P3" style:family="paragraph" style:parent-style-name="Text_20_body" style:list-style-name="L1" style:master-page-name="">
      <style:paragraph-properties fo:margin-left="0cm" fo:margin-right="0cm" fo:margin-top="0cm" fo:margin-bottom="0.265cm" style:contextual-spacing="false" style:line-height-at-least="0.582cm" fo:widows="1" fo:text-indent="-0.3cm" style:auto-text-indent="false" style:page-number="auto"/>
    </style:style>
    <style:style style:name="P4" style:family="paragraph" style:parent-style-name="Preformatted_20_Text">
      <style:paragraph-properties fo:text-align="start" style:justify-single-word="false"/>
      <style:text-properties officeooo:rsid="001aa3fd" officeooo:paragraph-rsid="001aa3fd"/>
    </style:style>
    <style:style style:name="P5" style:family="paragraph" style:parent-style-name="Preformatted_20_Text">
      <style:paragraph-properties fo:margin-left="0cm" fo:margin-right="0cm" fo:text-align="start" style:justify-single-word="false" fo:text-indent="-0.3cm" style:auto-text-indent="false"/>
      <style:text-properties officeooo:rsid="001aa3fd" officeooo:paragraph-rsid="001aa3fd"/>
    </style:style>
    <style:style style:name="P6" style:family="paragraph" style:parent-style-name="Heading_20_3">
      <style:paragraph-properties fo:text-align="start" style:justify-single-word="false"/>
      <style:text-properties fo:font-variant="normal" fo:text-transform="none" fo:color="#000000" style:font-name="Lora" fo:font-size="18pt" fo:letter-spacing="normal" fo:font-style="normal" fo:font-weight="bold" officeooo:rsid="001aa3fd" officeooo:paragraph-rsid="001aa3fd"/>
    </style:style>
    <style:style style:name="T1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Open Sans" fo:font-size="12pt" fo:letter-spacing="normal" fo:font-style="normal" fo:font-weight="bold"/>
    </style:style>
    <style:style style:name="T3" style:family="text">
      <style:text-properties fo:font-variant="normal" fo:text-transform="none" fo:color="#c7254e" style:font-name="Menlo" fo:font-size="10.5pt" fo:letter-spacing="normal" fo:font-style="normal" fo:font-weight="normal" fo:background-color="#f9f2f4" loext:char-shading-value="0" fo:padding="0cm" fo:border="none"/>
    </style:style>
    <style:style style:name="T4" style:family="text">
      <style:text-properties fo:font-variant="normal" fo:text-transform="none" fo:color="#5e48b0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font-name="Open Sans" fo:font-size="12pt" fo:letter-spacing="normal" fo:font-style="normal" fo:font-weight="normal"/>
    </style:style>
    <style:style style:name="T6" style:family="text">
      <style:text-properties fo:font-variant="normal" fo:text-transform="none" style:font-name="Open Sans" fo:font-size="12pt" fo:letter-spacing="normal" fo:font-style="normal" fo:font-weight="bold"/>
    </style:style>
    <style:style style:name="T7" style:family="text">
      <style:text-properties fo:font-variant="normal" fo:text-transform="none" style:font-name="Menlo" fo:font-size="10.5pt" fo:letter-spacing="normal" fo:font-style="normal" fo:font-weight="normal" fo:background-color="#f9f2f4" loext:char-shading-value="0" fo:padding="0cm" fo:border="none"/>
    </style:style>
    <style:style style:name="T8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Задания</text:h>
      <text:p text:style-name="P1">Вы создадите простую структуру двоичного дерева из произвольных данных и функцию поиска данных внутри него.</text:p>
      <text:list xml:id="list1827046419801901089" text:style-name="L1">
        <text:list-item>
          <text:p text:style-name="P3"><text:span text:style-name="T1">Создайте класс </text:span><text:span text:style-name="Source_20_Text"><text:span text:style-name="T3">Node</text:span></text:span><text:span text:style-name="T1">. Он должен содержать </text:span><text:span text:style-name="Source_20_Text"><text:span text:style-name="T3">value</text:span></text:span><text:span text:style-name="T1">, которое он хранит, а также ссылки на родителей и потомков (при их наличии). Для них должны быть геттеры и сеттеры (например </text:span><text:span text:style-name="Source_20_Text"><text:span text:style-name="T3">parent node</text:span></text:span><text:span text:style-name="T1">, </text:span><text:span text:style-name="Source_20_Text"><text:span text:style-name="T3">child node</text:span></text:span><text:span text:style-name="T1">(s)).</text:span></text:p>
        </text:list-item>
        <text:list-item>
          <text:p text:style-name="P2"><text:span text:style-name="T1">Создайте метод </text:span><text:span text:style-name="Source_20_Text"><text:span text:style-name="T3">build_tree</text:span></text:span><text:span text:style-name="T1">, который принимает массив (например [1, 7, 4, 23, 8, 9, 4, 3, 5, 7, 9, 67, 6345, 324]) и создает из него двоичное дерево с соответственно расположенными узлами </text:span><text:span text:style-name="Source_20_Text"><text:span text:style-name="T3">Node</text:span></text:span><text:span text:style-name="T1">. Для начала, начните с отсортированного массива.</text:span></text:p>
        </text:list-item>
        <text:list-item>
          <text:p text:style-name="P2"><text:span text:style-name="T1">Проведите рефакторинг метода </text:span><text:span text:style-name="Source_20_Text"><text:span text:style-name="T3">build_tree</text:span></text:span><text:span text:style-name="T1">, чтобы обработать сложно сортируемые данные перед постройкой дерева. Необходимо будет выяснить, как добавить узел для каждого случая (например, если лист где-то посередине).</text:span></text:p>
        </text:list-item>
        <text:list-item>
          <text:p text:style-name="P2"><text:span text:style-name="T1">Чтобы протестировать правильность построения дерева, напишите простой скрипт, выполняющий </text:span><text:span text:style-name="Source_20_Text"><text:span text:style-name="T3">build_tree</text:span></text:span><text:span text:style-name="T1">.</text:span></text:p>
        </text:list-item>
        <text:list-item>
          <text:p text:style-name="P2"><text:span text:style-name="T1">Создайте метод </text:span><text:span text:style-name="Source_20_Text"><text:span text:style-name="T3">breadth_first_search</text:span></text:span><text:span text:style-name="T1">, который принимает искомое значение и возвращает содержащий его узел, используя принцип BFS. </text:span><text:span text:style-name="Strong_20_Emphasis"><text:span text:style-name="T2">Подсказка:</text:span></text:span><text:span text:style-name="T1">Используйте массив в виде очереди (queue) для отслеживания дочерних узлов, которые еще надо посетить и для добавления в него новых (как в этом </text:span><text:a xlink:type="simple" xlink:href="http://www.youtube.com/watch?v=zLZhSSXAwxI"><text:span text:style-name="T4">видео</text:span></text:a><text:span text:style-name="T1">). Если узел в итоге не найден, возвращается </text:span><text:span text:style-name="Source_20_Text"><text:span text:style-name="T3">nil</text:span></text:span><text:span text:style-name="T1">.</text:span></text:p>
        </text:list-item>
        <text:list-item>
          <text:p text:style-name="P2"><text:span text:style-name="T1">Создайте метод </text:span><text:span text:style-name="Source_20_Text"><text:span text:style-name="T3">depth_first_search</text:span></text:span><text:span text:style-name="T1">, который возвращает содержащий искомое значение узел, используя алгоритм DFS. Здесь используйте массив, работающий как </text:span><text:span text:style-name="Emphasis"><text:span text:style-name="T1">stack</text:span></text:span><text:span text:style-name="T1">.</text:span></text:p>
        </text:list-item>
        <text:list-item>
          <text:p text:style-name="P2"><text:span text:style-name="T1">Дополнительно, реализуйте метод </text:span><text:span text:style-name="Source_20_Text"><text:span text:style-name="T3">dfs_rec</text:span></text:span><text:span text:style-name="T1">, используя DFS, но вместо применения стека, сделайте его рекурсивным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ra" svg:font-family="Lora, sans-serif"/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8T10:45:04.047357856</dc:date>
    <meta:document-statistic meta:table-count="0" meta:image-count="0" meta:object-count="0" meta:page-count="1" meta:paragraph-count="9" meta:word-count="207" meta:character-count="1485" meta:non-whitespace-character-count="1294"/>
    <meta:generator>LibreOffice/4.2.8.2$Linux_x86 LibreOffice_project/420m0$Build-2</meta:generator>
  </office:meta>
</office:document-meta>
</file>